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3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top="0cm" fo:margin-bottom="0cm" fo:text-align="center"/>
      <style:text-properties fo:font-size="14pt" fo:font-weight="bold" style:font-name-asian="Times New Roman" style:font-size-asian="14pt" style:language-asian="en" style:country-asian="GB" style:font-weight-asian="bold" style:font-weight-complex="bold"/>
    </style:style>
    <style:style style:name="P3" style:family="paragraph">
      <style:paragraph-properties fo:margin-top="0cm" fo:margin-bottom="0cm" fo:text-align="start"/>
      <style:text-properties fo:font-size="14pt" fo:font-weight="bold" style:font-name-asian="Times New Roman" style:font-size-asian="14pt" style:language-asian="en" style:country-asian="GB" style:font-weight-asian="bold" style:font-weight-complex="bold"/>
    </style:style>
    <style:style style:name="P4" style:family="paragraph">
      <style:paragraph-properties fo:margin-top="0cm" fo:margin-bottom="0cm"/>
      <style:text-properties fo:font-size="14pt" fo:font-weight="bold" style:font-name-asian="Times New Roman" style:font-size-asian="14pt" style:language-asian="en" style:country-asian="G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87d1d1" fo:font-size="54pt" style:font-size-asian="54pt" style:font-size-complex="54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style:font-name-asian="DejaVu Sans" style:font-size-asian="36pt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style:font-name-asian="Times New Roman" style:font-size-asian="36pt" style:language-asian="en" style:country-asian="GB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style:font-name-asian="Times New Roman" style:font-size-asian="36pt" style:language-asian="en" style:country-asian="GB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style:font-name-asian="Times New Roman" style:font-size-asian="32pt" style:language-asian="en" style:country-asian="GB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letter-kerning="true" style:font-name-asian="Times New Roman" style:font-size-asian="48pt" style:language-asian="en" style:country-asian="GB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5" draw:layer="layout" svg:width="26.13cm" svg:height="32.295cm" svg:x="1.008cm" svg:y="1.008cm">
          <draw:text-box>
            <text:p text:style-name="P1"><text:span text:style-name="T1"/></text:p>
            <text:p text:style-name="P2"><text:span text:style-name="T2">Advent Candle Prayer</text:span></text:p>
            <text:p text:style-name="P2"><text:span text:style-name="T3"/></text:p>
            <text:p text:style-name="P3"><text:span text:style-name="T4">S: The promised light of God is coming into the world</text:span></text:p>
            <text:p text:style-name="P3"><text:span text:style-name="T5"/></text:p>
            <text:p text:style-name="P3"><text:span text:style-name="T5">C: The light, no darkness can put out.</text:span></text:p>
            <text:p text:style-name="P3"><text:span text:style-name="T5"/></text:p>
            <text:p text:style-name="P3"><text:span text:style-name="T4">S: May the hope of God shine brightly in our hearts.</text:span></text:p>
            <text:p text:style-name="P3"><text:span text:style-name="T5"/></text:p>
            <text:p text:style-name="P3"><text:span text:style-name="T5">C: So that the light of God’s, love, peace and justice, may illuminate our way.</text:span></text:p>
            <text:p text:style-name="P3"><text:span text:style-name="T6"/></text:p>
            <text:p text:style-name="P2"><text:span text:style-name="T7"/></text:p>
            <text:p text:style-name="P2"><text:span text:style-name="T7"/></text:p>
            <text:p text:style-name="P2"><text:span text:style-name="T7">bbbbbbbbbbbbbbb</text:span></text:p>
            <text:p text:style-name="P4"><text:span text:style-name="T2"/></text:p>
            <text:p text:style-name="P4"><text:span text:style-name="T2"/></text:p>
            <text:p><text:span text:style-name="T2"><text:s/>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7" draw:layer="layout" svg:width="26.13cm" svg:height="18.942cm" svg:x="1.008cm" svg:y="1.008cm">
          <draw:text-box>
            <text:p text:style-name="P1"><text:span text:style-name="T8">Font: 48</text:span></text:p>
            <text:p text:style-name="P1"><text:span text:style-name="T8">Colour: Yellow (no number)</text:span><text:span text:style-name="T9"> </text:span></text:p>
            <text:p text:style-name="P1"><text:span text:style-name="T9"/></text:p>
            <text:p text:style-name="P1"><text:span text:style-name="T10">Font: 48</text:span></text:p>
            <text:p text:style-name="P1"><text:span text:style-name="T10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2" presentation:presentation-page-layout-name="AL1T32">
        <office:forms form:automatic-focus="false" form:apply-design-mode="false"/>
        <draw:frame draw:style-name="gr3" draw:text-style-name="P9" draw:layer="layout" svg:width="26.13cm" svg:height="18.942cm" svg:x="1.008cm" svg:y="1.008cm">
          <draw:text-box>
            <text:p text:style-name="P8"><text:span text:style-name="T11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2" presentation:presentation-page-layout-name="AL1T32">
        <office:forms form:automatic-focus="false" form:apply-design-mode="false"/>
        <draw:frame presentation:style-name="pr2" draw:text-style-name="P11" draw:layer="layout" svg:width="25.098cm" svg:height="18.48cm" svg:x="1.4cm" svg:y="1.364cm" presentation:class="subtitle" presentation:user-transformed="true">
          <draw:text-box>
            <text:p text:style-name="P10"><text:span text:style-name="T12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1M40S</meta:editing-duration>
    <meta:editing-cycles>54</meta:editing-cycles>
    <meta:generator>LibreOffice/6.0.6.2$Linux_X86_64 LibreOffice_project/00m0$Build-2</meta:generator>
    <dc:date>2018-11-30T09:56:44.551840932</dc:date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